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fo:min-height="3.506cm"/>
    </style:style>
    <style:style style:name="pr5" style:family="presentation" style:parent-style-name="lyt-brown-outline1">
      <style:graphic-properties fo:min-height="14.971cm"/>
    </style:style>
    <style:style style:name="pr6" style:family="presentation" style:parent-style-name="lyt-brown-notes">
      <style:graphic-properties draw:fill-color="#ffffff" fo:min-height="12.572cm"/>
    </style:style>
    <style:style style:name="pr7" style:family="presentation" style:parent-style-name="lyt-brown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line-height="100%" style:punctuation-wrap="simple" style:writing-mode="lr-tb">
        <style:tab-stops/>
      </style:paragraph-properties>
    </style:style>
    <style:style style:name="P3" style:family="paragraph">
      <style:paragraph-properties fo:line-height="100%" fo:text-align="start" style:punctuation-wrap="hanging" style:writing-mode="lr-tb"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3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Micro controllers<text:line-break/> Pyth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:</text:span></text:p>
            <text:p><text:span text:style-name="T1">Mohammad Farh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A little Bit About Myself</text:p>
          </draw:text-box>
        </draw:frame>
        <draw:frame presentation:style-name="pr5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pplication Engineer at ThinkRF</text:span></text:p>
                <text:p text:style-name="P2"><text:span text:style-name="T2"/></text:p>
              </text:list-item>
              <text:list-item>
                <text:p text:style-name="P3"><text:span text:style-name="T3">Email: mfarhan102@gmail.com</text:span></text:p>
                <text:p text:style-name="P3"><text:span text:style-name="T3"/></text:p>
              </text:list-item>
              <text:list-item>
                <text:p text:style-name="P3"><text:span text:style-name="T3">Github: github.com/mfarhan12</text:span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hat is Micro Python</text:p>
              </text:list-item>
              <text:list-item>
                <text:p>Micro Python Architecture</text:p>
              </text:list-item>
              <text:list-item>
                <text:p>Read ADC</text:p>
              </text:list-item>
              <text:list-item>
                <text:p>Send DAC</text:p>
              </text:list-item>
              <text:list-item>
                <text:p>Send Data to PC</text:p>
              </text:list-item>
              <text:list-item>
                <text:p>Demos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What is Micro Python</text:p>
          </draw:text-box>
        </draw:frame>
        <draw:frame presentation:style-name="pr7" draw:layer="layout" svg:width="25.199cm" svg:height="15.113cm" svg:x="1.4cm" svg:y="4.914cm" presentation:class="outline" presentation:user-transformed="true">
          <draw:text-box>
            <text:list text:style-name="L2">
              <text:list-item>
                <text:p>Lean implementation of Python 3 that includes a subset of the standard library optimized to run on a micro controller </text:p>
              </text:list-item>
              <text:list-item>
                <text:p>Funded from a Kickstarter</text:p>
              </text:list-item>
              <text:list-item>
                <text:p>Uses the MIT open source license</text:p>
              </text:list-item>
              <text:list-item>
                <text:p>Compatible with:</text:p>
              </text:list-item>
            </text:list>
            <text:list text:style-name="L3">
              <text:list-item>
                <text:list>
                  <text:list-item>
                    <text:p><text:s text:c="2"/>Micro Python Pyboard</text:p>
                  </text:list-item>
                  <text:list-item>
                    <text:p><text:s/>STM32F407 </text:p>
                  </text:list-item>
                  <text:list-item>
                    <text:p>CC3200</text:p>
                  </text:list-item>
                  <text:list-item>
                    <text:p>ESP826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solid" draw:fill-color="#1c1c1c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1c1c1c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Farhan</meta:initial-creator>
    <meta:creation-date>2016-09-12T20:17:33.43</meta:creation-date>
    <meta:editing-duration>P1DT7H49M28S</meta:editing-duration>
    <meta:editing-cycles>6</meta:editing-cycles>
    <dc:date>2016-09-15T07:14:53.55</dc:date>
    <dc:creator>Mohammad Farhan</dc:creator>
    <meta:generator>OpenOffice/4.1.2$Win32 OpenOffice.org_project/412m3$Build-9782</meta:generator>
    <meta:document-statistic meta:object-count="59"/>
  </office:meta>
</office:document-meta>
</file>